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ucida Sans" svg:font-family="'Lucida Sans'" style:font-family-generic="roman"/>
    <style:font-face style:name="Lucida Sans2"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1"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officeooo:paragraph-rsid="0006c57b"/>
    </style:style>
    <style:style style:name="P2" style:family="paragraph" style:parent-style-name="Standard">
      <style:text-properties fo:language="en" fo:country="US" officeooo:rsid="00066f4d"/>
    </style:style>
    <style:style style:name="P3" style:family="paragraph" style:parent-style-name="Standard">
      <style:text-properties fo:language="en" fo:country="US" officeooo:rsid="00066f4d" officeooo:paragraph-rsid="00066f4d"/>
    </style:style>
    <style:style style:name="P4" style:family="paragraph" style:parent-style-name="Standard">
      <style:text-properties fo:language="en" fo:country="US" officeooo:rsid="0006c574" officeooo:paragraph-rsid="0006c574"/>
    </style:style>
    <style:style style:name="P5" style:family="paragraph" style:parent-style-name="Standard">
      <style:text-properties fo:language="en" fo:country="US" officeooo:rsid="0006c574" officeooo:paragraph-rsid="00066f4d"/>
    </style:style>
    <style:style style:name="P6" style:family="paragraph" style:parent-style-name="Standard">
      <style:text-properties fo:language="en" fo:country="US" officeooo:rsid="0006c574" officeooo:paragraph-rsid="0018541f"/>
    </style:style>
    <style:style style:name="P7" style:family="paragraph" style:parent-style-name="Standard">
      <style:text-properties fo:language="en" fo:country="US" officeooo:rsid="0006c57b" officeooo:paragraph-rsid="0006c57b"/>
    </style:style>
    <style:style style:name="P8" style:family="paragraph" style:parent-style-name="Standard">
      <style:text-properties fo:language="en" fo:country="US" officeooo:rsid="0006c57b" officeooo:paragraph-rsid="0006c574"/>
    </style:style>
    <style:style style:name="P9" style:family="paragraph" style:parent-style-name="Standard">
      <style:text-properties fo:language="en" fo:country="US" officeooo:rsid="00075fe6" officeooo:paragraph-rsid="00075fe6"/>
    </style:style>
    <style:style style:name="P10" style:family="paragraph" style:parent-style-name="Standard">
      <style:text-properties fo:language="en" fo:country="US" officeooo:rsid="00075fe6" officeooo:paragraph-rsid="000d8314"/>
    </style:style>
    <style:style style:name="P11" style:family="paragraph" style:parent-style-name="Standard">
      <style:text-properties fo:language="en" fo:country="US" officeooo:rsid="0007c83f" officeooo:paragraph-rsid="0007c83f"/>
    </style:style>
    <style:style style:name="P12" style:family="paragraph" style:parent-style-name="Standard">
      <style:text-properties fo:language="en" fo:country="US" officeooo:rsid="0007c83f" officeooo:paragraph-rsid="000d8314"/>
    </style:style>
    <style:style style:name="P13" style:family="paragraph" style:parent-style-name="Standard">
      <style:text-properties fo:language="en" fo:country="US" officeooo:rsid="0007c83f" officeooo:paragraph-rsid="0015f671"/>
    </style:style>
    <style:style style:name="P14" style:family="paragraph" style:parent-style-name="Standard">
      <style:text-properties fo:language="en" fo:country="US" officeooo:rsid="00095dd5" officeooo:paragraph-rsid="00095dd5"/>
    </style:style>
    <style:style style:name="P15" style:family="paragraph" style:parent-style-name="Standard">
      <style:text-properties fo:language="en" fo:country="US" officeooo:rsid="00095dd5" officeooo:paragraph-rsid="000a5853"/>
    </style:style>
    <style:style style:name="P16" style:family="paragraph" style:parent-style-name="Standard">
      <style:text-properties fo:language="en" fo:country="US" officeooo:rsid="00095dd5" officeooo:paragraph-rsid="000bd90d"/>
    </style:style>
    <style:style style:name="P17" style:family="paragraph" style:parent-style-name="Standard">
      <style:text-properties fo:language="en" fo:country="US" officeooo:rsid="00095dd5" officeooo:paragraph-rsid="001354cc"/>
    </style:style>
    <style:style style:name="P18" style:family="paragraph" style:parent-style-name="Standard">
      <style:text-properties fo:language="en" fo:country="US" officeooo:rsid="00095dd5" officeooo:paragraph-rsid="001410ca"/>
    </style:style>
    <style:style style:name="P19" style:family="paragraph" style:parent-style-name="Standard">
      <style:text-properties fo:language="en" fo:country="US" officeooo:rsid="00095dd5" officeooo:paragraph-rsid="00153633"/>
    </style:style>
    <style:style style:name="P20" style:family="paragraph" style:parent-style-name="Standard">
      <style:text-properties fo:language="en" fo:country="US" fo:font-weight="normal" officeooo:rsid="00066f4d" style:font-weight-asian="normal" style:font-weight-complex="normal"/>
    </style:style>
    <style:style style:name="P21" style:family="paragraph" style:parent-style-name="Standard">
      <style:text-properties fo:language="en" fo:country="US" officeooo:rsid="00101f24" officeooo:paragraph-rsid="0015f671"/>
    </style:style>
    <style:style style:name="P22" style:family="paragraph" style:parent-style-name="Standard">
      <style:text-properties fo:language="en" fo:country="US" officeooo:rsid="001354cc" officeooo:paragraph-rsid="00095dd5"/>
    </style:style>
    <style:style style:name="P23" style:family="paragraph" style:parent-style-name="Standard">
      <style:text-properties fo:language="en" fo:country="US" officeooo:rsid="001354cc" officeooo:paragraph-rsid="001354cc"/>
    </style:style>
    <style:style style:name="P24" style:family="paragraph" style:parent-style-name="Standard">
      <style:text-properties fo:language="en" fo:country="US" officeooo:rsid="001354cc" officeooo:paragraph-rsid="000a5853"/>
    </style:style>
    <style:style style:name="P25" style:family="paragraph" style:parent-style-name="Standard">
      <style:text-properties fo:language="en" fo:country="US" officeooo:rsid="000a5853" officeooo:paragraph-rsid="000a5853"/>
    </style:style>
    <style:style style:name="P26" style:family="paragraph" style:parent-style-name="Standard">
      <style:text-properties fo:language="en" fo:country="US" officeooo:rsid="001410ca" officeooo:paragraph-rsid="000bd90d"/>
    </style:style>
    <style:style style:name="P27" style:family="paragraph" style:parent-style-name="Standard">
      <style:text-properties fo:language="en" fo:country="US" officeooo:rsid="001410ca" officeooo:paragraph-rsid="001410ca"/>
    </style:style>
    <style:style style:name="P28" style:family="paragraph" style:parent-style-name="Standard">
      <style:text-properties fo:language="en" fo:country="US" officeooo:rsid="000bd90d" officeooo:paragraph-rsid="000bd90d"/>
    </style:style>
    <style:style style:name="P29" style:family="paragraph" style:parent-style-name="Standard">
      <style:text-properties fo:language="en" fo:country="US" officeooo:rsid="000bd90d" officeooo:paragraph-rsid="001410ca"/>
    </style:style>
    <style:style style:name="P30" style:family="paragraph" style:parent-style-name="Standard">
      <style:text-properties fo:language="en" fo:country="US" officeooo:rsid="000bd90d" officeooo:paragraph-rsid="00153633"/>
    </style:style>
    <style:style style:name="P31" style:family="paragraph" style:parent-style-name="Standard">
      <style:text-properties fo:language="en" fo:country="US" officeooo:rsid="00153633" officeooo:paragraph-rsid="00153633"/>
    </style:style>
    <style:style style:name="P32" style:family="paragraph" style:parent-style-name="Standard">
      <style:text-properties fo:language="en" fo:country="US" officeooo:rsid="00153633" officeooo:paragraph-rsid="00173548"/>
    </style:style>
    <style:style style:name="P33" style:family="paragraph" style:parent-style-name="Standard">
      <style:text-properties fo:language="en" fo:country="US" officeooo:rsid="00173548" officeooo:paragraph-rsid="00173548"/>
    </style:style>
    <style:style style:name="P34" style:family="paragraph" style:parent-style-name="Standard">
      <style:text-properties fo:language="en" fo:country="US" officeooo:paragraph-rsid="0018541f"/>
    </style:style>
    <style:style style:name="P35" style:family="paragraph" style:parent-style-name="Standard" style:master-page-name="Standard">
      <style:paragraph-properties style:page-number="auto"/>
      <style:text-properties fo:language="en" fo:country="US" fo:font-weight="bold" officeooo:rsid="00066f4d" style:font-weight-asian="bold" style:font-weight-complex="bold"/>
    </style:style>
    <style:style style:name="P36" style:family="paragraph" style:parent-style-name="Standard">
      <style:text-properties fo:language="en" fo:country="US" fo:font-weight="normal" officeooo:rsid="0018541f" officeooo:paragraph-rsid="0018541f" style:font-weight-asian="normal" style:font-weight-complex="normal"/>
    </style:style>
    <style:style style:name="P37" style:family="paragraph" style:parent-style-name="Standard">
      <style:text-properties fo:language="en" fo:country="US" fo:font-weight="normal" officeooo:rsid="001354cc" officeooo:paragraph-rsid="001960de" style:font-weight-asian="normal" style:font-weight-complex="normal"/>
    </style:style>
    <style:style style:name="P38" style:family="paragraph" style:parent-style-name="Standard">
      <style:text-properties fo:language="en" fo:country="US" officeooo:rsid="0018541f" officeooo:paragraph-rsid="0018541f"/>
    </style:style>
    <style:style style:name="P39" style:family="paragraph" style:parent-style-name="Standard">
      <style:text-properties fo:language="en" fo:country="US" officeooo:rsid="0018541f" officeooo:paragraph-rsid="00173548"/>
    </style:style>
    <style:style style:name="P40" style:family="paragraph" style:parent-style-name="Standard">
      <style:text-properties fo:language="en" fo:country="US" officeooo:paragraph-rsid="001960de"/>
    </style:style>
    <style:style style:name="P41" style:family="paragraph" style:parent-style-name="Standard">
      <style:text-properties fo:language="en" fo:country="US" officeooo:rsid="00075fe6" officeooo:paragraph-rsid="001960de"/>
    </style:style>
    <style:style style:name="P42" style:family="paragraph" style:parent-style-name="Standard">
      <style:text-properties fo:language="en" fo:country="US" officeooo:rsid="00095dd5" officeooo:paragraph-rsid="00095dd5"/>
    </style:style>
    <style:style style:name="P43" style:family="paragraph" style:parent-style-name="Standard">
      <style:text-properties fo:language="en" fo:country="US" officeooo:rsid="00095dd5" officeooo:paragraph-rsid="001960de"/>
    </style:style>
    <style:style style:name="P44" style:family="paragraph" style:parent-style-name="Standard">
      <style:text-properties fo:language="en" fo:country="US" officeooo:rsid="00095dd5" officeooo:paragraph-rsid="0019f904"/>
    </style:style>
    <style:style style:name="P45" style:family="paragraph" style:parent-style-name="Standard">
      <style:text-properties fo:language="en" fo:country="US" officeooo:rsid="001354cc" officeooo:paragraph-rsid="0019f904"/>
    </style:style>
    <style:style style:name="P46" style:family="paragraph" style:parent-style-name="Standard">
      <style:text-properties fo:language="en" fo:country="US" officeooo:rsid="00173548" officeooo:paragraph-rsid="001d4cda"/>
    </style:style>
    <style:style style:name="T1" style:family="text">
      <style:text-properties officeooo:rsid="00066f4d"/>
    </style:style>
    <style:style style:name="T2" style:family="text">
      <style:text-properties officeooo:rsid="0006c574"/>
    </style:style>
    <style:style style:name="T3" style:family="text">
      <style:text-properties officeooo:rsid="0006c57b"/>
    </style:style>
    <style:style style:name="T4" style:family="text">
      <style:text-properties officeooo:rsid="00075fe6"/>
    </style:style>
    <style:style style:name="T5" style:family="text">
      <style:text-properties officeooo:rsid="000a5853"/>
    </style:style>
    <style:style style:name="T6" style:family="text">
      <style:text-properties officeooo:rsid="000bd90d"/>
    </style:style>
    <style:style style:name="T7" style:family="text">
      <style:text-properties officeooo:rsid="000d8314"/>
    </style:style>
    <style:style style:name="T8" style:family="text">
      <style:text-properties officeooo:rsid="000e041e"/>
    </style:style>
    <style:style style:name="T9" style:family="text">
      <style:text-properties officeooo:rsid="000ee22e"/>
    </style:style>
    <style:style style:name="T10" style:family="text">
      <style:text-properties officeooo:rsid="00101f24"/>
    </style:style>
    <style:style style:name="T11" style:family="text">
      <style:text-properties officeooo:rsid="0010a4ce"/>
    </style:style>
    <style:style style:name="T12" style:family="text">
      <style:text-properties officeooo:rsid="0010d061"/>
    </style:style>
    <style:style style:name="T13" style:family="text">
      <style:text-properties officeooo:rsid="0011fdb7"/>
    </style:style>
    <style:style style:name="T14" style:family="text">
      <style:text-properties officeooo:rsid="001354cc"/>
    </style:style>
    <style:style style:name="T15" style:family="text">
      <style:text-properties officeooo:rsid="001410ca"/>
    </style:style>
    <style:style style:name="T16" style:family="text">
      <style:text-properties officeooo:rsid="00153633"/>
    </style:style>
    <style:style style:name="T17" style:family="text">
      <style:text-properties officeooo:rsid="0015f671"/>
    </style:style>
    <style:style style:name="T18" style:family="text">
      <style:text-properties officeooo:rsid="0016bf59"/>
    </style:style>
    <style:style style:name="T19" style:family="text">
      <style:text-properties officeooo:rsid="00173548"/>
    </style:style>
    <style:style style:name="T20" style:family="text">
      <style:text-properties officeooo:rsid="0018541f"/>
    </style:style>
    <style:style style:name="T21" style:family="text">
      <style:text-properties officeooo:rsid="001859ae"/>
    </style:style>
    <style:style style:name="T22" style:family="text">
      <style:text-properties officeooo:rsid="001960de"/>
    </style:style>
    <style:style style:name="T23" style:family="text">
      <style:text-properties officeooo:rsid="0019f904"/>
    </style:style>
    <style:style style:name="T24" style:family="text">
      <style:text-properties officeooo:rsid="001b013b"/>
    </style:style>
    <style:style style:name="T25" style:family="text">
      <style:text-properties officeooo:rsid="001bf305"/>
    </style:style>
    <style:style style:name="T26" style:family="text">
      <style:text-properties officeooo:rsid="001d4cd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Audio Signal Processing for Music Applications: <text:span text:style-name="T22">Introduction</text:span></text:p>
      <text:p text:style-name="P36">[text for Intro-DSP.odp]</text:p>
      <text:p text:style-name="P20"/>
      <text:p text:style-name="P37">Welcome everyone <text:span text:style-name="T22">to this </text:span><text:span text:style-name="T19">first </text:span><text:span text:style-name="T22">lecture</text:span><text:span text:style-name="T1"> </text:span><text:span text:style-name="T20">of the Audio Signal Processing for Music Applications course</text:span>!!</text:p>
      <text:p text:style-name="P2"/>
      <text:p text:style-name="P4">1.</text:p>
      <text:p text:style-name="P34"><text:span text:style-name="T1">In this</text:span><text:span text:style-name="T22"> lecture </text:span><text:span text:style-name="T1">I</text:span><text:span text:style-name="T2"> give a</text:span><text:span text:style-name="T17">n</text:span><text:span text:style-name="T2"> </text:span><text:span text:style-name="T1">overview of what we understand for audio signal processing </text:span><text:span text:style-name="T20">and I give</text:span><text:span text:style-name="T17"> a broad context to the </text:span><text:span text:style-name="T19">more specific </text:span><text:span text:style-name="T17">topics </text:span><text:span text:style-name="T20">that </text:span><text:span text:style-name="T17">we will cover in the course.</text:span></text:p>
      <text:p text:style-name="P3"/>
      <text:p text:style-name="P4">2.</text:p>
      <text:p text:style-name="P40"><text:span text:style-name="T3">I</text:span><text:span text:style-name="T1"> first define audio </text:span><text:span text:style-name="T2">signal processing and then go over the most common applications </text:span><text:span text:style-name="T3">of interest to music </text:span><text:span text:style-name="T22">that are based on signal processing techniques.</text:span></text:p>
      <text:p text:style-name="P40"><text:span text:style-name="T3"/></text:p>
      <text:p text:style-name="P40"><text:span text:style-name="T17">Applications </text:span><text:span text:style-name="T9">such as storage, level compression, data compression, enhancement, effects and transformations, synthesis, </text:span><text:span text:style-name="T17">and sound</text:span><text:span text:style-name="T9"> description</text:span><text:span text:style-name="T2">. </text:span></text:p>
      <text:p text:style-name="P5"/>
      <text:p text:style-name="P4">3.</text:p>
      <text:p text:style-name="P1"><text:span text:style-name="T3">We can define audio signal processing as the </text:span><text:span text:style-name="T17">engineering </text:span><text:span text:style-name="T3">field that focuses on the </text:span><text:span text:style-name="T4">computational </text:span><text:span text:style-name="T3">method</text:span><text:span text:style-name="T9">s</text:span><text:span text:style-name="T3"> for intentionally altering sound</text:span><text:span text:style-name="T9">s</text:span><text:span text:style-name="T3">. </text:span></text:p>
      <text:p text:style-name="P7"/>
      <text:p text:style-name="P7">An audio signal processing system takes a sound, or a signal relate<text:span text:style-name="T17">d</text:span> to <text:span text:style-name="T22">it</text:span>, as input, and using some control parameters <text:span text:style-name="T9">produces</text:span> <text:span text:style-name="T9">an output</text:span> sound or <text:span text:style-name="T22">other </text:span><text:span text:style-name="T9"><text:s/>type</text:span><text:span text:style-name="T22">s</text:span><text:span text:style-name="T9"> of derived </text:span>signal<text:span text:style-name="T22">s</text:span>.</text:p>
      <text:p text:style-name="P8"/>
      <text:p text:style-name="P6"><text:span text:style-name="T9">Since</text:span> audio signals may be electronically represented in either digital or analog format, signal processing may occur in either domain. Analog processors operate directly on the electrical signal, while digital processors operate mathematically on the binary representation of that signal. </text:p>
      <text:p text:style-name="P38"/>
      <text:p text:style-name="P38">In this course we will focus on digital signals and systems.</text:p>
      <text:p text:style-name="P4"/>
      <text:p text:style-name="P7">4.</text:p>
      <text:p text:style-name="P9">An analog <text:span text:style-name="T9">sound</text:span> is usually electrical; a voltage level represent<text:span text:style-name="T22">ing</text:span> the air pressure waveform of the sound. <text:span text:style-name="T7">Thus it is a continuous function, </text:span><text:span text:style-name="T9">like </text:span><text:span text:style-name="T22">the one shown in</text:span><text:span text:style-name="T9"> this top plot</text:span><text:span text:style-name="T7">.</text:span></text:p>
      <text:p text:style-name="P9"/>
      <text:p text:style-name="P41">A digital representation expresses the pressure waveform as binary numbers, <text:span text:style-name="T7">thus it is a discrete function, </text:span><text:span text:style-name="T9">like </text:span><text:span text:style-name="T22">the one shown in</text:span><text:span text:style-name="T9"> this bottom plot.</text:span></text:p>
      <text:p text:style-name="P10"/>
      <text:p text:style-name="P10"><text:span text:style-name="T7">The digital representation</text:span> permits signal processing using microprocessors and computers. Although <text:span text:style-name="T7">the conversion from analog to digital</text:span> can be prone to loss, most modern audio systems use this approach as the techniques of digital signal processing are much more powerful and efficient than analog domain signal processing.</text:p>
      <text:p text:style-name="P9"/>
      <text:p text:style-name="P11">5.</text:p>
      <text:p text:style-name="P11">One application <text:span text:style-name="T10">of signal processing techniques </text:span><text:span text:style-name="T6">i</text:span>s the storage of sounds, <text:span text:style-name="T7">thus the</text:span><text:span text:style-name="T8">ir</text:span><text:span text:style-name="T7"> recording and reproduction.</text:span></text:p>
      <text:p text:style-name="P11"/>
      <text:p text:style-name="P13"><text:span text:style-name="T17">S</text:span>ound waves, <text:span text:style-name="T7">such as spoken voice, environmental sounds or music </text:span><text:span text:style-name="T17">can be </text:span>record<text:span text:style-name="T17">ed</text:span> <text:span text:style-name="T17">as</text:span> electrical or mechanical inscription<text:span text:style-name="T17">s in a media</text:span> and <text:span text:style-name="T17">can </text:span><text:span text:style-name="T20">then</text:span><text:span text:style-name="T17"> be recreated from these inscriptions.</text:span> </text:p>
      <text:p text:style-name="P12"/>
      <text:p text:style-name="P21"><text:span text:style-name="T17">These </text:span><text:span text:style-name="T22">recording and reproduction </text:span><text:span text:style-name="T17">processes</text:span> can be done using analog or digital technologies. <text:span text:style-name="T22">However</text:span><text:span text:style-name="T20"> t</text:span>his is a <text:span text:style-name="T17">topic</text:span> that is not <text:span text:style-name="T17">so</text:span> relevant for our course <text:span text:style-name="T20">and</text:span> I will not <text:span text:style-name="T22">go any further</text:span>. </text:p>
      <text:p text:style-name="P11"/>
      <text:p text:style-name="P14"><text:soft-page-break/>6.</text:p>
      <text:p text:style-name="P14">Another <text:span text:style-name="T20">common </text:span><text:span text:style-name="T22">audio signal processing </text:span>application is <text:span text:style-name="T10">dynamic </text:span>level compression.</text:p>
      <text:p text:style-name="P14"/>
      <text:p text:style-name="P14"><text:span text:style-name="T10">This</text:span> is a process that reduces the dynamic range of an audio signal, that is, <text:span text:style-name="T17">it </text:span>narrows the difference between high and low audio levels or <text:span text:style-name="T22">amplitudes</text:span>, <text:span text:style-name="T10">like </text:span><text:span text:style-name="T17">it </text:span><text:span text:style-name="T10">can be seen in these plots.</text:span></text:p>
      <text:p text:style-name="P14"/>
      <text:p text:style-name="P14"><text:span text:style-name="T17">Level c</text:span>ompression is commonly used during sound recording, live sound reinforcement, and broadcasting.</text:p>
      <text:p text:style-name="P14"/>
      <text:p text:style-name="P43"><text:span text:style-name="T22">Again this is a topic that we will not cover in this course.</text:span></text:p>
      <text:p text:style-name="P14"/>
      <text:p text:style-name="P14">7.</text:p>
      <text:p text:style-name="P14">Another <text:span text:style-name="T17">signal processing </text:span>application is data compression, <text:span text:style-name="T10">or </text:span><text:span text:style-name="T13">also called </text:span><text:span text:style-name="T10">audio coding.</text:span></text:p>
      <text:p text:style-name="P14"/>
      <text:p text:style-name="P14"><text:span text:style-name="T11">The goal </text:span><text:span text:style-name="T17">here </text:span><text:span text:style-name="T11">is </text:span>to reduce the bandwidth requirement of digital audio streams and the storage size of audio files. </text:p>
      <text:p text:style-name="P14"/>
      <text:p text:style-name="P14"><text:span text:style-name="T13">There are two types of compression techniques, the ones </text:span><text:span text:style-name="T14">called</text:span><text:span text:style-name="T13"> lossless, </text:span><text:span text:style-name="T14">which</text:span><text:span text:style-name="T13"> do not lose any information, and the ones </text:span><text:span text:style-name="T14">called</text:span><text:span text:style-name="T13"> </text:span>lossy, <text:span text:style-name="T13">in which some information is lost, but hopefully </text:span><text:span text:style-name="T14">th</text:span><text:span text:style-name="T17">is information</text:span><text:span text:style-name="T14"> lost</text:span><text:span text:style-name="T13"> is not perceptual</text:span><text:span text:style-name="T14">ly relevant. </text:span><text:s/></text:p>
      <text:p text:style-name="P14"/>
      <text:p text:style-name="P44"><text:span text:style-name="T11">For example, the .wav </text:span><text:span text:style-name="T17">file </text:span><text:span text:style-name="T11">format is </text:span><text:span text:style-name="T17">based on </text:span><text:span text:style-name="T11">a non compress</text:span><text:span text:style-name="T12">ed</text:span><text:span text:style-name="T11"> representation of a digital sound and the .mp3 format is </text:span><text:span text:style-name="T12">a compressed representation </text:span><text:span text:style-name="T17">that can be obtained from a .wav file </text:span><text:span text:style-name="T11">usi</text:span><text:span text:style-name="T12">n</text:span><text:span text:style-name="T11">g a </text:span><text:span text:style-name="T12">perceptual based </text:span><text:span text:style-name="T11">lossy technique. </text:span></text:p>
      <text:p text:style-name="P44"><text:span text:style-name="T11"/></text:p>
      <text:p text:style-name="P44"><text:span text:style-name="T23">In this course w</text:span><text:span text:style-name="T18">e will not cover this application, </text:span><text:span text:style-name="T23">but a number of the basic techniques that we will cover are behind audio compression systems</text:span><text:span text:style-name="T18">.</text:span></text:p>
      <text:p text:style-name="P14"/>
      <text:p text:style-name="P14">8.</text:p>
      <text:p text:style-name="P14">Another <text:span text:style-name="T6">set of </text:span>application<text:span text:style-name="T6">s relate to</text:span> sound enhancement, <text:span text:style-name="T14">which </text:span><text:span text:style-name="T17">is a process that </text:span><text:span text:style-name="T14">aim</text:span><text:span text:style-name="T17">s</text:span><text:span text:style-name="T14"> to improve the quality of a sound.</text:span></text:p>
      <text:p text:style-name="P22"/>
      <text:p text:style-name="P45">Such <text:span text:style-name="T18">quality </text:span>improvements <text:span text:style-name="T17">can</text:span> be done by filtering, equalizing, canceling the noise background, or removing echo or reverberation. </text:p>
      <text:p text:style-name="P45"><text:span text:style-name="T18"/></text:p>
      <text:p text:style-name="P45"><text:span text:style-name="T18">Again this is a topic that we will not </text:span><text:span text:style-name="T23">directly </text:span><text:span text:style-name="T18">cover </text:span><text:span text:style-name="T23">but that uses a number of the basic methods that we will describe.</text:span></text:p>
      <text:p text:style-name="P14"/>
      <text:p text:style-name="P25">9.</text:p>
      <text:p text:style-name="P15"><text:span text:style-name="T5">Another set of applications </text:span><text:span text:style-name="T18">relate to performing</text:span><text:span text:style-name="T5"> sound transformations, </text:span><text:span text:style-name="T24">applications used in post-production and in</text:span><text:span text:style-name="T14"> more creative usages.</text:span></text:p>
      <text:p text:style-name="P25"/>
      <text:p text:style-name="P15"><text:span text:style-name="T18">We can</text:span><text:span text:style-name="T14"> </text:span><text:span text:style-name="T24">use </text:span><text:span text:style-name="T14">filtering techniques to add e</text:span><text:span text:style-name="T5">cho </text:span><text:span text:style-name="T14">or </text:span><text:span text:style-name="T18">r</text:span><text:span text:style-name="T5">everb</text:span><text:span text:style-name="T24">eration</text:span><text:span text:style-name="T5"> </text:span><text:span text:style-name="T18">to a sound, </text:span><text:span text:style-name="T14">but there are many </text:span><text:span text:style-name="T18"><text:s/>sophisticated </text:span><text:span text:style-name="T14">techniques with which we can change most of the characteristics of a </text:span><text:span text:style-name="T24">recorded </text:span><text:span text:style-name="T14">sound, </text:span><text:span text:style-name="T18">making it completely different</text:span><text:span text:style-name="T14">.</text:span></text:p>
      <text:p text:style-name="P24"/>
      <text:p text:style-name="P17"><text:span text:style-name="T14">We can use time domain </text:span><text:span text:style-name="T18">techniques</text:span><text:span text:style-name="T14"> to create unusual sounds, </text:span><text:span text:style-name="T18">using methods such as</text:span><text:span text:style-name="T14"> f</text:span><text:span text:style-name="T5">langer</text:span><text:span text:style-name="T18">s</text:span><text:span text:style-name="T5">, </text:span><text:span text:style-name="T14">p</text:span><text:span text:style-name="T5">haser</text:span><text:span text:style-name="T18">s</text:span><text:span text:style-name="T5">, </text:span><text:span text:style-name="T14">and c</text:span><text:span text:style-name="T5">horus. </text:span><text:span text:style-name="T14">We can change the pitch of a sound or modify the speed of an audio signal without affecting its pitch. We can morph the sound with another. We can perform 3D audio effects with which we can place sounds outside the stereo basis. </text:span><text:span text:style-name="T18">The possibilities are huge.</text:span></text:p>
      <text:p text:style-name="P23"/>
      <text:p text:style-name="P23">In this course <text:span text:style-name="T24">we </text:span>will <text:span text:style-name="T24">target quite a few of these applications.</text:span></text:p>
      <text:p text:style-name="P25"><text:soft-page-break/></text:p>
      <text:p text:style-name="P25">10.</text:p>
      <text:p text:style-name="P16"><text:span text:style-name="T24">One of the traditional uses of signal processing is related t</text:span><text:span text:style-name="T6">o</text:span><text:span text:style-name="T5"> sound </text:span><text:span text:style-name="T6">synthesis,</text:span><text:span text:style-name="T5"> </text:span><text:span text:style-name="T15">thus with the aim to </text:span><text:span text:style-name="T18">generate </text:span><text:span text:style-name="T15">sounds, either </text:span><text:span text:style-name="T24">by </text:span><text:span text:style-name="T15">imitating </text:span><text:span text:style-name="T18">existing sounds</text:span><text:span text:style-name="T15"> or </text:span><text:span text:style-name="T24">for </text:span><text:span text:style-name="T15">creat</text:span><text:span text:style-name="T18">ing</text:span><text:span text:style-name="T15"> new timbres.</text:span></text:p>
      <text:p text:style-name="P26"/>
      <text:p text:style-name="P27"><text:span text:style-name="T18">M</text:span>any techniques have been developed <text:span text:style-name="T18">for this purpose.</text:span> Among the most common ones we can mention Additive synthesis, Subtractive synthesis, Granular synthesis, Physical modeling,</text:p>
      <text:p text:style-name="P27">Frequency Modulation, and Waveshaping.</text:p>
      <text:p text:style-name="P27"/>
      <text:p text:style-name="P27"><text:span text:style-name="T24">We </text:span>will not focus on <text:span text:style-name="T24">sound </text:span>synthesis but <text:span text:style-name="T18">we will need to</text:span> understand and use some of these techniques, specially additive synthesis and subtractive synthesis.</text:p>
      <text:p text:style-name="P16"/>
      <text:p text:style-name="P28">11.</text:p>
      <text:p text:style-name="P16"><text:span text:style-name="T15">T</text:span><text:span text:style-name="T6">he last group of applications </text:span><text:span text:style-name="T24">that </text:span><text:span text:style-name="T6">I will mention </text:span><text:span text:style-name="T24">in this lecture </text:span><text:span text:style-name="T6">are related to sound description, </text:span><text:span text:style-name="T15">thus </text:span><text:span text:style-name="T24">to </text:span><text:span text:style-name="T15">techniques that aim to analyze a sound signal with the goal to describe </text:span><text:span text:style-name="T18">and model </text:span><text:span text:style-name="T15">meaningful characteristics of the sound.</text:span></text:p>
      <text:p text:style-name="P28"/>
      <text:p text:style-name="P18"><text:span text:style-name="T15">This is a research field that has expanded enormously in the last few year</text:span><text:span text:style-name="T16">s</text:span><text:span text:style-name="T15"> and </text:span><text:span text:style-name="T16">that </text:span><text:span text:style-name="T18">is very relevant</text:span><text:span text:style-name="T15"> </text:span><text:span text:style-name="T16">in sound and music</text:span><text:span text:style-name="T15"> </text:span><text:span text:style-name="T18">search and </text:span><text:span text:style-name="T15">retrieval </text:span><text:span text:style-name="T18">applications</text:span><text:span text:style-name="T15">.</text:span></text:p>
      <text:p text:style-name="P27"/>
      <text:p text:style-name="P18"><text:span text:style-name="T16">We can talk about l</text:span><text:span text:style-name="T6">ow-level </text:span><text:span text:style-name="T16">audio features </text:span><text:span text:style-name="T18">that can be extracted from a sound using signal processing techniques</text:span><text:span text:style-name="T16">, </text:span><text:span text:style-name="T18">related to sound</text:span><text:span text:style-name="T16"> characteristics like</text:span><text:span text:style-name="T6"> loudness, timbre </text:span><text:span text:style-name="T16">and </text:span><text:span text:style-name="T6">pitch.</text:span></text:p>
      <text:p text:style-name="P29"/>
      <text:p text:style-name="P19"><text:span text:style-name="T16">We </text:span><text:span text:style-name="T18">can also extract more musically relevant features related to musical concepts like</text:span><text:span text:style-name="T6"> rhythm, harmony </text:span><text:span text:style-name="T16">and </text:span><text:span text:style-name="T6">melody. </text:span><text:span text:style-name="T18">We normally refer to this type of features as mid-level. </text:span><text:span text:style-name="T24">The identification of the key of a piece of music, as shown in this diagram, would fall into this description level.</text:span></text:p>
      <text:p text:style-name="P30"/>
      <text:p text:style-name="P19"><text:span text:style-name="T18">Following this progression </text:span><text:span text:style-name="T16">we can also talk about h</text:span><text:span text:style-name="T6">igh-level </text:span><text:span text:style-name="T16">characteristics of a music signal in order to refer to aspects like</text:span><text:span text:style-name="T6"> genre, emotions, </text:span><text:span text:style-name="T16">or about the music </text:span><text:span text:style-name="T6">similarity </text:span><text:span text:style-name="T16">between two signals. </text:span><text:span text:style-name="T18">This </text:span><text:span text:style-name="T24">type of tasks </text:span><text:span text:style-name="T18">normally cannot be accomplished with just signal processing techniques, we need to incorporate methodologies coming from fields such as machine learning or semantic analysis.</text:span></text:p>
      <text:p text:style-name="P31"/>
      <text:p text:style-name="P31"><text:span text:style-name="T24">The automatic description </text:span><text:span text:style-name="T26">of </text:span>sound<text:span text:style-name="T26">s</text:span> <text:span text:style-name="T24">will</text:span> be an important <text:span text:style-name="T24">application</text:span> for this course. We will not be able to go <text:span text:style-name="T19">over</text:span> <text:span text:style-name="T25">the extraction of </text:span>mid and high level features of a signal, but <text:span text:style-name="T19">the discussions that we will have on</text:span> the analysis of low level features are <text:span text:style-name="T25">at the basis of the</text:span> general topic of sound and music description.</text:p>
      <text:p text:style-name="P31"/>
      <text:p text:style-name="P31">12.</text:p>
      <text:p text:style-name="P31">I want to finish by mentioning that all the material<text:span text:style-name="T26">s </text:span>I will use and produce in this class <text:span text:style-name="T26">are</text:span> available under open licenses. </text:p>
      <text:p text:style-name="P31"/>
      <text:p text:style-name="P32"><text:span text:style-name="T26">For example. </text:span><text:span text:style-name="T19">Most of the text references </text:span><text:span text:style-name="T20">I used</text:span><text:span text:style-name="T19"> </text:span><text:span text:style-name="T26">in this lecture </text:span><text:span text:style-name="T19">come from Wikipedia. </text:span><text:span text:style-name="T26">and t</text:span><text:span text:style-name="T19">he images that I </text:span><text:span text:style-name="T20">have </text:span><text:span text:style-name="T19">not generate</text:span><text:span text:style-name="T26">d</text:span><text:span text:style-name="T19"> myself c</text:span><text:span text:style-name="T26">a</text:span><text:span text:style-name="T19">me from </text:span><text:a xlink:type="simple" xlink:href="http://commons.wikimedia.org/"><text:span text:style-name="T19">http://commons.wikimedia.org/</text:span></text:a><text:span text:style-name="T19">. All the sounds will </text:span><text:span text:style-name="T26">always </text:span><text:span text:style-name="T19">come from </text:span><text:a xlink:type="simple" xlink:href="http://freesound.org/"><text:span text:style-name="T19">http://freesound.org</text:span></text:a><text:span text:style-name="T19">, </text:span><text:span text:style-name="T26">a website maintained by my research group.</text:span><text:span text:style-name="T19"> </text:span></text:p>
      <text:p text:style-name="P33"/>
      <text:p text:style-name="P33">I will be using some free software applications <text:span text:style-name="T20">to show examples</text:span>, like Audacity in today's class.</text:p>
      <text:p text:style-name="P33"/>
      <text:p text:style-name="P33">All the slides, texts, videos, sounds, etc. that I have created <text:span text:style-name="T26">myself </text:span>for the course are released under a Creative Commons license, the Attribution-Noncommercial-Share Alike license.</text:p>
      <text:p text:style-name="P39"/>
      <text:p text:style-name="P46">All the software that will be used for the <text:span text:style-name="T26">examples and assignments</text:span>, are based in Python and <text:s/>released under Affero GPL license.</text:p>
      <text:p text:style-name="P46"><text:soft-page-break/><text:span text:style-name="T26">The slides and software</text:span><text:span text:style-name="T20"> is available from https://github.com/MTG/sms-tools <text:s/></text:span></text:p>
      <text:p text:style-name="P33"/>
      <text:p text:style-name="P33"/>
      <text:p text:style-name="P38">---------------</text:p>
      <text:p text:style-name="P28"/>
      <text:p text:style-name="P32">This is all for this <text:span text:style-name="T19">first </text:span>class. We <text:span text:style-name="T19">have done a quick overview of the field of audio signal processing, </text:span><text:span text:style-name="T21">too bad that we will not be able to cover everything. From now on we will focus on several core signal processings methodologies</text:span><text:span text:style-name="T19"> and </text:span><text:span text:style-name="T21">we will exemplify them</text:span><text:span text:style-name="T19"> </text:span><text:span text:style-name="T21">within a few music application areas</text:span><text:span text:style-name="T19">.</text:span> </text:p>
      <text:p text:style-name="P32"/>
      <text:p text:style-name="P33"><text:span text:style-name="T21">I hope I have been able to interest you in following the course. </text:span>Thanks for you atten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ucida Sans" svg:font-family="'Lucida Sans'" style:font-family-generic="roman"/>
    <style:font-face style:name="Lucida Sans2"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1"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Lucida Sans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style>
    <style:style style:name="Default" style:family="paragraph" style:default-outline-level="">
      <style:paragraph-properties fo:margin-left="0in" fo:margin-right="0in" fo:margin-top="0in" fo:margin-bottom="0in" style:contextual-spacing="false" fo:orphans="2" fo:widows="2" fo:text-indent="0in" style:auto-text-indent="false" style:writing-mode="lr-tb"/>
      <style:text-properties style:text-outline="false" style:text-line-through-style="none" style:font-name="Lucida Sans" fo:font-size="18pt" fo:font-style="normal" fo:text-shadow="none" style:text-underline-style="none" fo:font-weight="normal" style:letter-kerning="true" style:font-name-asian="Tahoma" style:font-size-asian="18pt" style:font-style-asian="normal" style:font-weight-asian="normal" style:font-name-complex="Arial1"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Lucida Sans"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Lucida Sans"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Lucida Sans"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style:text-outline="false" style:text-line-through-style="none" style:font-name="Lucida Sans"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style:text-outline="false" style:text-line-through-style="none" style:font-name="Lucida Sans"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style:text-outline="false" style:text-line-through-style="none" style:font-name="Lucida Sans"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Lucida Sans" fo:font-size="18pt" fo:font-style="normal" fo:text-shadow="none" style:text-underline-style="none" fo:font-weight="normal" style:letter-kerning="true" style:font-size-asian="18pt" style:font-style-asian="normal" style:font-weight-asian="normal" style:text-emphasize="none"/>
    </style:style>
    <style:style style:name="UPF-master_7e_LT_7e_Gliederung_20_1" style:display-name="UPF-master~LT~Gliederung 1" style:family="paragraph" style:default-outline-level="">
      <style:paragraph-properties fo:margin-left="0in" fo:margin-right="0in" fo:margin-top="0in" fo:margin-bottom="0.1783in" style:contextual-spacing="false" fo:orphans="2" fo:widows="2" fo:text-indent="0in" style:auto-text-indent="false" style:writing-mode="lr-tb"/>
      <style:text-properties style:text-outline="false" style:text-line-through-style="none" style:font-name="Lucida Sans" fo:font-size="32pt" fo:font-style="normal" fo:text-shadow="none" style:text-underline-style="none" fo:font-weight="normal" style:letter-kerning="true" style:font-name-asian="Tahoma" style:font-size-asian="32pt" style:font-style-asian="normal" style:font-weight-asian="normal" style:font-name-complex="Arial1" style:font-size-complex="12pt" style:text-emphasize="none"/>
    </style:style>
    <style:style style:name="UPF-master_7e_LT_7e_Gliederung_20_2" style:display-name="UPF-master~LT~Gliederung 2" style:family="paragraph" style:parent-style-name="UPF-master_7e_LT_7e_Gliederung_20_1" style:default-outline-level="">
      <style:paragraph-properties fo:margin-left="0in" fo:margin-right="0in" fo:margin-top="0in" fo:margin-bottom="0.1425in" style:contextual-spacing="false" fo:text-indent="0in" style:auto-text-indent="false"/>
      <style:text-properties style:text-outline="false" style:text-line-through-style="none" style:font-name="Lucida Sans" fo:font-size="28pt" fo:font-style="normal" fo:text-shadow="none" style:text-underline-style="none" fo:font-weight="normal" style:letter-kerning="true" style:font-size-asian="28pt" style:font-style-asian="normal" style:font-weight-asian="normal" style:text-emphasize="none"/>
    </style:style>
    <style:style style:name="UPF-master_7e_LT_7e_Gliederung_20_3" style:display-name="UPF-master~LT~Gliederung 3" style:family="paragraph" style:parent-style-name="UPF-master_7e_LT_7e_Gliederung_20_2" style:default-outline-level="">
      <style:paragraph-properties fo:margin-left="0in" fo:margin-right="0in" fo:margin-top="0in" fo:margin-bottom="0.1071in" style:contextual-spacing="false" fo:text-indent="0in" style:auto-text-indent="false"/>
      <style:text-properties style:text-outline="false" style:text-line-through-style="none" style:font-name="Lucida Sans" fo:font-size="24pt" fo:font-style="normal" fo:text-shadow="none" style:text-underline-style="none" fo:font-weight="normal" style:letter-kerning="true" style:font-size-asian="24pt" style:font-style-asian="normal" style:font-weight-asian="normal" style:text-emphasize="none"/>
    </style:style>
    <style:style style:name="UPF-master_7e_LT_7e_Gliederung_20_4" style:display-name="UPF-master~LT~Gliederung 4" style:family="paragraph" style:parent-style-name="UPF-master_7e_LT_7e_Gliederung_20_3" style:default-outline-level="">
      <style:paragraph-properties fo:margin-left="0in" fo:margin-right="0in" fo:margin-top="0in" fo:margin-bottom="0.0717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UPF-master_7e_LT_7e_Gliederung_20_5" style:display-name="UPF-master~LT~Gliederung 5" style:family="paragraph" style:parent-style-name="UPF-master_7e_LT_7e_Gliederung_20_4"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UPF-master_7e_LT_7e_Gliederung_20_6" style:display-name="UPF-master~LT~Gliederung 6" style:family="paragraph" style:parent-style-name="UPF-master_7e_LT_7e_Gliederung_20_5"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UPF-master_7e_LT_7e_Gliederung_20_7" style:display-name="UPF-master~LT~Gliederung 7" style:family="paragraph" style:parent-style-name="UPF-master_7e_LT_7e_Gliederung_20_6"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UPF-master_7e_LT_7e_Gliederung_20_8" style:display-name="UPF-master~LT~Gliederung 8" style:family="paragraph" style:parent-style-name="UPF-master_7e_LT_7e_Gliederung_20_7"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UPF-master_7e_LT_7e_Gliederung_20_9" style:display-name="UPF-master~LT~Gliederung 9" style:family="paragraph" style:parent-style-name="UPF-master_7e_LT_7e_Gliederung_20_8"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UPF-master_7e_LT_7e_Titel" style:display-name="UPF-master~LT~Titel" style:family="paragraph" style:default-outline-level="">
      <style:paragraph-properties fo:text-align="start" style:justify-single-word="false" fo:orphans="2" fo:widows="2" style:writing-mode="lr-tb"/>
      <style:text-properties style:text-outline="false" style:text-line-through-style="none" style:font-name="Lucida Sans" fo:font-size="44pt" fo:font-style="normal" fo:text-shadow="none" style:text-underline-style="none" fo:font-weight="normal" style:letter-kerning="true" style:font-name-asian="Tahoma" style:font-size-asian="44pt" style:font-style-asian="normal" style:font-weight-asian="normal" style:font-name-complex="Arial1" style:font-size-complex="12pt" style:text-emphasize="none"/>
    </style:style>
    <style:style style:name="UPF-master_7e_LT_7e_Untertitel" style:display-name="UPF-master~LT~Untertitel" style:family="paragraph" style:default-outline-level="">
      <style:paragraph-properties fo:margin-left="0in" fo:margin-right="0in" fo:text-align="center" style:justify-single-word="false" fo:orphans="2" fo:widows="2" fo:text-indent="0in" style:auto-text-indent="false" style:writing-mode="lr-tb"/>
      <style:text-properties style:text-outline="false" style:text-line-through-style="none" style:font-name="Lucida Sans" fo:font-size="32pt" fo:font-style="normal" fo:text-shadow="none" style:text-underline-style="none" fo:font-weight="normal" style:letter-kerning="true" style:font-name-asian="Tahoma" style:font-size-asian="32pt" style:font-style-asian="normal" style:font-weight-asian="normal" style:font-name-complex="Arial1" style:font-size-complex="12pt" style:text-emphasize="none"/>
    </style:style>
    <style:style style:name="UPF-master_7e_LT_7e_Notizen" style:display-name="UPF-master~LT~Notizen" style:family="paragraph" style:default-outline-level="">
      <style:paragraph-properties fo:margin-left="0.2362in" fo:margin-right="0in" fo:orphans="2" fo:widows="2" fo:text-indent="0in" style:auto-text-indent="false" style:writing-mode="lr-tb"/>
      <style:text-properties style:text-outline="false" style:text-line-through-style="none" style:font-name="Lucida Sans" fo:font-size="28pt" fo:font-style="normal" fo:text-shadow="none" style:text-underline-style="none" fo:font-weight="normal" style:letter-kerning="true" style:font-name-asian="Tahoma" style:font-size-asian="28pt" style:font-style-asian="normal" style:font-weight-asian="normal" style:font-name-complex="Arial1" style:font-size-complex="12pt" style:text-emphasize="none"/>
    </style:style>
    <style:style style:name="UPF-master_7e_LT_7e_Hintergrundobjekte" style:display-name="UPF-master~LT~Hintergrundobjekte" style:family="paragraph" style:default-outline-level="">
      <style:paragraph-properties fo:orphans="2" fo:widows="2" style:writing-mode="lr-tb"/>
      <style:text-properties style:font-name="Times New Roman" fo:font-size="12pt" style:letter-kerning="true" style:font-name-asian="Tahoma" style:font-size-asian="12pt" style:font-name-complex="Arial1" style:font-size-complex="12pt"/>
    </style:style>
    <style:style style:name="UPF-master_7e_LT_7e_Hintergrund" style:display-name="UPF-master~LT~Hintergrund" style:family="paragraph" style:default-outline-level="">
      <style:paragraph-properties fo:orphans="2" fo:widows="2" style:writing-mode="lr-tb"/>
      <style:text-properties style:font-name="Times New Roman" fo:font-size="12pt" style:letter-kerning="true" style:font-name-asian="Tahoma" style:font-size-asian="12pt" style:font-name-complex="Arial1" style:font-size-complex="12pt"/>
    </style:style>
    <style:style style:name="default" style:family="paragraph" style:default-outline-level="">
      <style:paragraph-properties fo:margin-left="0in" fo:margin-right="0in" fo:margin-top="0in" fo:margin-bottom="0in" style:contextual-spacing="false" fo:orphans="2" fo:widows="2" fo:text-indent="0in" style:auto-text-indent="false" style:writing-mode="lr-tb"/>
      <style:text-properties style:font-name="Lucida Sans" fo:font-size="18pt" style:letter-kerning="true" style:font-name-asian="Tahoma" style:font-size-asian="18pt" style:font-name-complex="Arial1"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turquise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turquise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turquise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Background_20_objects" style:display-name="Background objects" style:family="paragraph" style:default-outline-level="">
      <style:paragraph-properties fo:orphans="2" fo:widows="2" style:writing-mode="lr-tb"/>
      <style:text-properties style:font-name="Times New Roman" fo:font-size="12pt" style:letter-kerning="true" style:font-name-asian="Tahoma" style:font-size-asian="12pt" style:font-name-complex="Arial1" style:font-size-complex="12pt"/>
    </style:style>
    <style:style style:name="Background" style:family="paragraph" style:default-outline-level="">
      <style:paragraph-properties fo:orphans="2" fo:widows="2" style:writing-mode="lr-tb"/>
      <style:text-properties style:font-name="Times New Roman" fo:font-size="12pt" style:letter-kerning="true" style:font-name-asian="Tahoma" style:font-size-asian="12pt" style:font-name-complex="Arial1" style:font-size-complex="12pt"/>
    </style:style>
    <style:style style:name="Notes" style:family="paragraph" style:default-outline-level="">
      <style:paragraph-properties fo:margin-left="0.2362in" fo:margin-right="0in" fo:orphans="2" fo:widows="2" fo:text-indent="0in" style:auto-text-indent="false" style:writing-mode="lr-tb"/>
      <style:text-properties style:text-outline="false" style:text-line-through-style="none" style:font-name="Lucida Sans" fo:font-size="28pt" fo:font-style="normal" fo:text-shadow="none" style:text-underline-style="none" fo:font-weight="normal" style:letter-kerning="true" style:font-name-asian="Tahoma" style:font-size-asian="28pt" style:font-style-asian="normal" style:font-weight-asian="normal" style:font-name-complex="Arial1" style:font-size-complex="12pt" style:text-emphasize="none"/>
    </style:style>
    <style:style style:name="Outline_20_1" style:display-name="Outline 1" style:family="paragraph" style:default-outline-level="">
      <style:paragraph-properties fo:margin-left="0in" fo:margin-right="0in" fo:margin-top="0in" fo:margin-bottom="0.1783in" style:contextual-spacing="false" fo:orphans="2" fo:widows="2" fo:text-indent="0in" style:auto-text-indent="false" style:writing-mode="lr-tb"/>
      <style:text-properties style:text-outline="false" style:text-line-through-style="none" style:font-name="Lucida Sans" fo:font-size="32pt" fo:font-style="normal" fo:text-shadow="none" style:text-underline-style="none" fo:font-weight="normal" style:letter-kerning="true" style:font-name-asian="Tahoma" style:font-size-asian="32pt" style:font-style-asian="normal" style:font-weight-asian="normal" style:font-name-complex="Arial1"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1425in" style:contextual-spacing="false" fo:text-indent="0in" style:auto-text-indent="false"/>
      <style:text-properties style:text-outline="false" style:text-line-through-style="none" style:font-name="Lucida Sans"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1071in" style:contextual-spacing="false" fo:text-indent="0in" style:auto-text-indent="false"/>
      <style:text-properties style:text-outline="false" style:text-line-through-style="none" style:font-name="Lucida Sans"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717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avier serra</meta:initial-creator>
    <meta:creation-date>2014-02-03T18:13:40</meta:creation-date>
    <dc:date>2014-02-15T15:47:27</dc:date>
    <dc:creator>xavier serra</dc:creator>
    <meta:editing-duration>PT3H55M45S</meta:editing-duration>
    <meta:editing-cycles>12</meta:editing-cycles>
    <meta:generator>LibreOffice/4.0.6.2$MacOSX_x86 LibreOffice_project/2e2573268451a50806fcd60ae2d9fe01dd0ce24</meta:generator>
    <meta:document-statistic meta:table-count="0" meta:image-count="0" meta:object-count="0" meta:page-count="4" meta:paragraph-count="63" meta:word-count="1342" meta:character-count="8296" meta:non-whitespace-character-count="6999"/>
  </office:meta>
</office:document-meta>
</file>